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/>
    </style:style>
    <style:style style:name="P2" style:family="paragraph" style:parent-style-name="Standard">
      <style:text-properties style:font-name="DejaVu Serif Condensed"/>
    </style:style>
    <style:style style:name="P3" style:family="paragraph" style:parent-style-name="Standard">
      <style:paragraph-properties fo:break-before="page"/>
      <style:text-properties style:font-name="DejaVu Serif Condens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bril</text:p>
      <text:p text:style-name="P2"/>
      <text:p text:style-name="P2">26/3 – Aula</text:p>
      <text:p text:style-name="P2"/>
      <text:p text:style-name="P2">Psicogênese da escrita</text:p>
      <text:p text:style-name="P2"/>
      <text:p text:style-name="P2">31/3 – Aula</text:p>
      <text:p text:style-name="P2"/>
      <text:p text:style-name="P2">02/4 – Aula</text:p>
      <text:p text:style-name="P2"/>
      <text:p text:style-name="P2">07/4 – Não houve aula</text:p>
      <text:p text:style-name="P2"/>
      <text:p text:style-name="P2">09/4 – Aula</text:p>
      <text:p text:style-name="P2"/>
      <text:p text:style-name="P2">14/4 – Não houve aula</text:p>
      <text:p text:style-name="P2"/>
      <text:p text:style-name="P2">16/4 – Aula</text:p>
      <text:p text:style-name="P2"/>
      <text:p text:style-name="P2">Análise de erros ortográficos</text:p>
      <text:p text:style-name="P2">Regras variáveis do Português Brasileiro</text:p>
      <text:p text:style-name="P2">Causo mineiro</text:p>
      <text:p text:style-name="P2"/>
      <text:p text:style-name="P2">21/4 – Aula</text:p>
      <text:p text:style-name="P2"/>
      <text:p text:style-name="P2">23/4 – Aula</text:p>
      <text:p text:style-name="P2"/>
      <text:p text:style-name="P2">28/4 – Aula</text:p>
      <text:p text:style-name="P2"/>
      <text:p text:style-name="P2">Apresentação dos grupos 1, 2 e 3.</text:p>
      <text:p text:style-name="P2"/>
      <text:p text:style-name="P2">30/4 – Aula</text:p>
      <text:p text:style-name="P2"/>
      <text:p text:style-name="P2">Organização para a primeira visita à escola. Apresentações dos grupos 4, 5 e 6</text:p>
      <text:p text:style-name="P3">Maio</text:p>
      <text:p text:style-name="P2"/>
      <text:p text:style-name="P2">5/5 – 1ª Visita</text:p>
      <text:p text:style-name="P2"/>
      <text:p text:style-name="P2">Hoje foi o primeiro dia de atividades na escola classe 01 da estrutural. Cumprimentamos as crianças, nos apresentamos e iniciamos com uma atividade de movimento. Formando um círculo onde cada integrante se apresentava e dançava a “Dança do Bulldog”. É uma atividade com objetivos de integração e grande parte aceitou a proposta e após passado algum tempo os alunos que ainda não haviam se apresentado pareciam mais inibidos para se apresentar. Começamos outra canção, “Eu Vou Andar de Trem”, que também trabalha o movimento e a interação entre os participantes da roda. Ocorreram adesões de outros alunos para a atividade. Após as atividades de movimento iniciamos as escritas dos nomes dos alunos em cartões para que utilizássemos durante as aulas. Fizemos o teste de psicogênese. </text:p>
      <text:p text:style-name="P2"/>
      <text:p text:style-name="P2">7/5 – Aula</text:p>
      <text:p text:style-name="P2"/>
      <text:p text:style-name="P2">Fizemos uma avaliação das atividades realizadas na primeira visita à escola e planejamos a próxima visita.</text:p>
      <text:p text:style-name="P2"/>
      <text:p text:style-name="P2">12/5 – 2ª Visita</text:p>
      <text:p text:style-name="P2"/>
      <text:p text:style-name="P2">Cumprimentos</text:p>
      <text:p text:style-name="P2">Canção</text:p>
      <text:p text:style-name="P2">Crachá</text:p>
      <text:p text:style-name="P2">Escrita de nomes no quadro</text:p>
      <text:p text:style-name="P2">Leitura deleite</text:p>
      <text:p text:style-name="P2">Caixa de leitura</text:p>
      <text:p text:style-name="P2"/>
      <text:p text:style-name="P2">14/5 - Aula</text:p>
      <text:p text:style-name="P2"/>
      <text:p text:style-name="P2">Proposta de aula</text:p>
      <text:p text:style-name="P2">Recorte de figuras </text:p>
      <text:p text:style-name="P2">Colagem no quadro </text:p>
      <text:p text:style-name="P2">Leitura de história </text:p>
      <text:p text:style-name="P2">Escrita de palavras </text:p>
      <text:p text:style-name="P2">- Primeira letra </text:p>
      <text:p text:style-name="P2">- Última letra </text:p>
      <text:p text:style-name="P2">- Quantidade de letras </text:p>
      <text:p text:style-name="P2">- Quantidades de sílabas</text:p>
      <text:p text:style-name="P2"/>
      <text:p text:style-name="P2">19/5 – 3ª Visita</text:p>
      <text:p text:style-name="P2"/>
      <text:p text:style-name="P2">Entrega de crachás</text:p>
      <text:p text:style-name="P2">Leitura deleite “Sumaúma, Mãe das Árvores”</text:p>
      <text:p text:style-name="P2">Atividade com palavras encontradas na temática do livro</text:p>
      <text:p text:style-name="P2"/>
      <text:p text:style-name="P2">21/5 – Aula</text:p>
      <text:p text:style-name="P2"/>
      <text:p text:style-name="P2">Falamos das experiências dos grupos nas atividades realizadas na escola e conversamos sobre o lúdico na sala de aula. Trabalhar a ludicidade nas atividades de alfabetização. Pesquisa e criação de jogos, brincadeiras, músicas, atividades teatrais no <text:soft-page-break/>processo de apropriação do sistema de escrita alfabética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a </meta:initial-creator>
    <meta:creation-date>2014-05-18T11:28:11</meta:creation-date>
    <dc:date>2014-06-14T08:59:39</dc:date>
    <dc:creator>ska </dc:creator>
    <meta:editing-duration>P1DT1H16M57S</meta:editing-duration>
    <meta:editing-cycles>47</meta:editing-cycles>
    <meta:generator>LibreOffice/3.5$Linux_x86 LibreOffice_project/350m1$Build-2</meta:generator>
    <meta:document-statistic meta:table-count="0" meta:image-count="0" meta:object-count="0" meta:page-count="3" meta:paragraph-count="46" meta:word-count="339" meta:character-count="2006" meta:non-whitespace-character-count="1705"/>
  </office:meta>
</office:document-meta>
</file>